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5944in" fo:margin-left="0.009in" fo:margin-right="-0.0035in" table:align="margins"/>
    </style:style>
    <style:style style:name="Table1.A" style:family="table-column">
      <style:table-column-properties style:column-width="1.4653in" style:rel-column-width="12645*"/>
    </style:style>
    <style:style style:name="Table1.B" style:family="table-column">
      <style:table-column-properties style:column-width="6.1292in" style:rel-column-width="52890*"/>
    </style:style>
    <style:style style:name="Table2" style:family="table">
      <style:table-properties style:width="6.1292in" table:align="margins"/>
    </style:style>
    <style:style style:name="Table2.A" style:family="table-column">
      <style:table-column-properties style:column-width="2.0431in" style:rel-column-width="21845*"/>
    </style:style>
    <style:style style:name="Table2.5" style:family="table-row">
      <style:table-row-properties style:min-row-height="0.0979in"/>
    </style:style>
    <style:style style:name="P1" style:family="paragraph" style:parent-style-name="Text_20_body">
      <style:paragraph-properties fo:margin-top="0in" fo:margin-bottom="0in" fo:line-height="115%"/>
      <style:text-properties style:font-name="Helvetica Neue" fo:font-size="8pt" style:font-size-asian="8pt" style:font-size-complex="8pt"/>
    </style:style>
    <style:style style:name="P2"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3" style:family="paragraph" style:parent-style-name="Table_20_Contents">
      <style:paragraph-properties fo:margin-top="0in" fo:margin-bottom="0in"/>
      <style:text-properties fo:color="#666666" style:font-name="Helvetica Neue" fo:font-size="8pt" style:font-size-asian="8pt" style:font-size-complex="8pt"/>
    </style:style>
    <style:style style:name="P4" style:family="paragraph" style:parent-style-name="Standard">
      <style:paragraph-properties fo:margin-top="0in" fo:margin-bottom="0in" fo:line-height="115%"/>
      <style:text-properties style:font-name="Helvetica Neue"/>
    </style:style>
    <style:style style:name="P5" style:family="paragraph" style:parent-style-name="Standard">
      <style:paragraph-properties fo:margin-top="0in" fo:margin-bottom="0in" fo:line-height="115%"/>
      <style:text-properties fo:color="#333333" style:font-name="Helvetica Neue" fo:font-size="10pt" style:font-size-asian="10pt" style:font-size-complex="10pt"/>
    </style:style>
    <style:style style:name="P6" style:family="paragraph" style:parent-style-name="Standard">
      <style:paragraph-properties fo:margin-top="0in" fo:margin-bottom="0in" fo:line-height="115%"/>
      <style:text-properties fo:color="#333333" style:font-name="Helvetica Neue" fo:font-size="10pt" fo:font-weight="normal" style:font-size-asian="10pt" style:font-weight-asian="normal" style:font-size-complex="10pt" style:font-weight-complex="normal"/>
    </style:style>
    <style:style style:name="P7" style:family="paragraph" style:parent-style-name="Standard">
      <style:paragraph-properties fo:margin-top="0in" fo:margin-bottom="0in" fo:line-height="115%"/>
      <style:text-properties fo:color="#333333" style:font-name="Helvetica Neue" fo:font-size="10pt" fo:font-weight="bold" style:font-size-asian="10pt" style:font-weight-asian="bold" style:font-size-complex="10pt" style:font-weight-complex="bold"/>
    </style:style>
    <style:style style:name="P8" style:family="paragraph" style:parent-style-name="Standard">
      <style:paragraph-properties fo:margin-top="0in" fo:margin-bottom="0in" fo:line-height="115%"/>
      <style:text-properties fo:color="#999999" style:font-name="Helvetica Neue" fo:font-size="10pt" fo:font-weight="normal" style:font-size-asian="10pt" style:font-weight-asian="normal" style:font-size-complex="10pt" style:font-weight-complex="normal"/>
    </style:style>
    <style:style style:name="P9" style:family="paragraph" style:parent-style-name="Table_20_Contents">
      <style:text-properties style:font-name="Helvetica Neue"/>
    </style:style>
    <style:style style:name="P10" style:family="paragraph" style:parent-style-name="Table_20_Contents">
      <style:text-properties style:font-name="Helvetica Neue" fo:font-size="8pt" style:font-size-asian="8pt" style:font-size-complex="8pt"/>
    </style:style>
    <style:style style:name="P11" style:family="paragraph" style:parent-style-name="Table_20_Contents">
      <style:text-properties style:font-name="Helvetica Neue" fo:font-size="15pt" fo:font-weight="bold" style:font-size-asian="15pt" style:font-weight-asian="bold" style:font-size-complex="15pt" style:font-weight-complex="bold"/>
    </style:style>
    <style:style style:name="P12" style:family="paragraph" style:parent-style-name="Table_20_Contents">
      <style:text-properties style:font-name="Helvetica Neue" fo:font-size="10pt" style:font-size-asian="10pt" style:font-size-complex="10pt"/>
    </style:style>
    <style:style style:name="P13" style:family="paragraph" style:parent-style-name="Table_20_Contents">
      <style:text-properties style:font-name="Helvetica Neue" fo:font-size="10pt" fo:font-weight="normal" style:font-size-asian="10pt" style:font-weight-asian="normal" style:font-size-complex="10pt" style:font-weight-complex="normal"/>
    </style:style>
    <style:style style:name="P14" style:family="paragraph" style:parent-style-name="Table_20_Contents">
      <style:text-properties fo:color="#666666" style:font-name="Helvetica Neue" fo:font-size="8pt" style:font-size-asian="8pt" style:font-size-complex="8pt"/>
    </style:style>
    <style:style style:name="P15" style:family="paragraph" style:parent-style-name="Table_20_Contents">
      <style:paragraph-properties fo:margin-top="0.0402in" fo:margin-bottom="0.0402in"/>
      <style:text-properties fo:color="#666666" style:font-name="Helvetica Neue" fo:font-size="8pt" style:font-size-asian="8pt" style:font-size-complex="8pt"/>
    </style:style>
    <style:style style:name="P16" style:family="paragraph" style:parent-style-name="Standard">
      <style:paragraph-properties fo:margin-top="0.0402in" fo:margin-bottom="0.0402in" fo:line-height="115%"/>
      <style:text-properties fo:color="#333333" style:font-name="Helvetica Neue" fo:font-size="10pt" fo:font-weight="bold" style:font-size-asian="10pt" style:font-weight-asian="bold" style:font-size-complex="10pt" style:font-weight-complex="bold"/>
    </style:style>
    <style:style style:name="P17" style:family="paragraph" style:parent-style-name="Table_20_Contents">
      <style:paragraph-properties fo:margin-top="0.161in" fo:margin-bottom="0.161in"/>
      <style:text-properties fo:color="#666666" style:font-name="Helvetica Neue" fo:font-size="8pt" style:font-size-asian="8pt" style:font-size-complex="8pt"/>
    </style:style>
    <style:style style:name="P18" style:family="paragraph" style:parent-style-name="Standard">
      <style:text-properties style:font-name="Helvetica Neue" fo:font-weight="bold" style:font-weight-asian="bold" style:font-weight-complex="bold"/>
    </style:style>
    <style:style style:name="P19" style:family="paragraph" style:parent-style-name="Standard">
      <style:paragraph-properties fo:line-height="115%"/>
      <style:text-properties style:font-name="Helvetica Neue"/>
    </style:style>
    <style:style style:name="P20" style:family="paragraph" style:parent-style-name="Standard">
      <style:text-properties fo:color="#333333" style:font-name="Helvetica Neue" fo:font-size="10pt" style:font-size-asian="10pt" style:font-size-complex="10pt"/>
    </style:style>
    <style:style style:name="P21" style:family="paragraph" style:parent-style-name="Standard">
      <style:paragraph-properties fo:line-height="115%"/>
      <style:text-properties fo:color="#333333" style:font-name="Helvetica Neue" fo:font-size="10pt" style:font-size-asian="10pt" style:font-size-complex="10pt"/>
    </style:style>
    <style:style style:name="P22"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23" style:family="paragraph" style:parent-style-name="Standard">
      <style:paragraph-properties fo:line-height="115%"/>
      <style:text-properties fo:color="#333333" style:font-name="Helvetica Neue" fo:font-size="10pt" fo:font-weight="bold" style:font-size-asian="10pt" style:font-weight-asian="bold" style:font-size-complex="10pt" style:font-weight-complex="bold"/>
    </style:style>
    <style:style style:name="P24" style:family="paragraph" style:parent-style-name="Standard">
      <style:text-properties fo:color="#666666" style:font-name="Helvetica Neue" fo:font-size="8pt" style:font-size-asian="8pt" style:font-size-complex="8pt"/>
    </style:style>
    <style:style style:name="P25" style:family="paragraph" style:parent-style-name="Text_20_body" style:list-style-name="L1">
      <style:text-properties fo:color="#333333" style:font-name="Helvetica Neue" fo:font-size="10pt" style:font-size-asian="10pt" style:font-size-complex="10pt"/>
    </style:style>
    <style:style style:name="P26" style:family="paragraph" style:parent-style-name="Text_20_body" style:list-style-name="L2">
      <style:text-properties fo:color="#333333" style:font-name="Helvetica Neue" fo:font-size="10pt" style:font-size-asian="10pt" style:font-size-complex="10pt"/>
    </style:style>
    <style:style style:name="P27" style:family="paragraph" style:parent-style-name="Text_20_body" style:list-style-name="L3">
      <style:text-properties fo:color="#333333" style:font-name="Helvetica Neue" fo:font-size="10pt" style:font-size-asian="10pt" style:font-size-complex="10pt"/>
    </style:style>
    <style:style style:name="P28" style:family="paragraph" style:parent-style-name="Text_20_body" style:list-style-name="L4">
      <style:text-properties fo:color="#333333" style:font-name="Helvetica Neue" fo:font-size="10pt" style:font-size-asian="10pt" style:font-size-complex="10pt"/>
    </style:style>
    <style:style style:name="P29" style:family="paragraph" style:parent-style-name="Text_20_body" style:list-style-name="L5">
      <style:text-properties fo:color="#333333" style:font-name="Helvetica Neue" fo:font-size="10pt" style:font-size-asian="10pt" style:font-size-complex="10pt"/>
    </style:style>
    <style:style style:name="P30" style:family="paragraph" style:parent-style-name="Text_20_body" style:list-style-name="L1">
      <style:text-properties fo:font-variant="normal" fo:text-transform="none" fo:color="#1c1c1c" style:font-name="apple-system" fo:font-size="10pt" fo:letter-spacing="normal" fo:font-style="normal" fo:font-weight="normal" style:font-size-asian="10pt" style:font-size-complex="10pt"/>
    </style:style>
    <style:style style:name="P31" style:family="paragraph" style:parent-style-name="Text_20_body" style:list-style-name="L1">
      <style:text-properties fo:font-variant="normal" fo:text-transform="none" fo:color="#1c1c1c" style:font-name="S hne" fo:font-size="10pt" fo:letter-spacing="normal" fo:font-style="normal" fo:font-weight="normal" style:font-size-asian="10pt" style:font-weight-asian="bold" style:font-size-complex="10pt" style:font-weight-complex="bold"/>
    </style:style>
    <style:style style:name="P32" style:family="paragraph" style:parent-style-name="Text_20_body" style:list-style-name="L1">
      <style:paragraph-properties fo:margin-top="0.0402in" fo:margin-bottom="0.0835in"/>
      <style:text-properties fo:color="#333333" style:font-name="Helvetica Neue" fo:font-size="10pt" style:font-size-asian="10pt" style:font-size-complex="10pt"/>
    </style:style>
    <style:style style:name="P33" style:family="paragraph" style:parent-style-name="Text_20_body" style:list-style-name="L1">
      <style:paragraph-properties fo:margin-top="0.0402in" fo:margin-bottom="0.0835in"/>
      <style:text-properties fo:font-variant="normal" fo:text-transform="none" fo:color="#1c1c1c" style:text-line-through-style="none" style:font-name="S hne" fo:font-size="10pt" fo:letter-spacing="normal" fo:font-style="normal" style:text-underline-style="none" fo:font-weight="normal" style:text-blinking="false" fo:background-color="transparent" style:font-size-asian="10pt" style:font-size-complex="10pt"/>
    </style:style>
    <style:style style:name="P34" style:family="paragraph" style:parent-style-name="Text_20_body">
      <style:paragraph-properties fo:margin-top="0in" fo:margin-bottom="0in" fo:line-height="115%"/>
      <style:text-properties style:font-name="Helvetica Neue" fo:font-size="8pt" style:font-size-asian="8pt" style:font-size-complex="8pt"/>
    </style:style>
    <style:style style:name="P35" style:family="paragraph" style:parent-style-name="Text_20_body">
      <style:paragraph-properties fo:margin-top="0in" fo:margin-bottom="0in" fo:line-height="115%"/>
      <style:text-properties fo:font-weight="bold" style:font-weight-asian="bold" style:font-weight-complex="bold"/>
    </style:style>
    <style:style style:name="P36" style:family="paragraph" style:parent-style-name="Standard">
      <style:text-properties fo:color="#666666" style:font-name="Helvetica Neue" fo:font-size="8pt" style:font-size-asian="8pt" style:font-size-complex="8pt"/>
    </style:style>
    <style:style style:name="P37" style:family="paragraph" style:parent-style-name="Standard">
      <style:paragraph-properties fo:line-height="150%"/>
      <style:text-properties fo:color="#666666" style:font-name="Helvetica Neue" fo:font-size="8pt" style:font-size-asian="8pt" style:font-size-complex="8pt"/>
    </style:style>
    <style:style style:name="P38" style:family="paragraph" style:parent-style-name="Standard">
      <style:text-properties fo:color="#666666" style:font-name="Helvetica Neue" fo:font-size="10pt" fo:font-weight="bold" style:font-size-asian="10pt" style:font-weight-asian="bold" style:font-size-complex="10pt" style:font-weight-complex="bold"/>
    </style:style>
    <style:style style:name="P39" style:family="paragraph" style:parent-style-name="Standard">
      <style:text-properties fo:font-variant="normal" fo:text-transform="none" fo:color="#666666" style:font-name="S hne" fo:font-size="9.05000019073486pt" fo:letter-spacing="normal" fo:font-style="normal" fo:font-weight="bold" style:font-size-asian="8pt" style:font-weight-asian="bold" style:font-size-complex="8pt" style:font-weight-complex="bold"/>
    </style:style>
    <style:style style:name="P40" style:family="paragraph" style:parent-style-name="Standard">
      <style:paragraph-properties fo:line-height="150%"/>
      <style:text-properties fo:font-variant="normal" fo:text-transform="none" fo:color="#666666" style:font-name="S hne" fo:font-size="9.05000019073486pt" fo:letter-spacing="normal" fo:font-style="normal" fo:font-weight="bold" style:font-size-asian="8pt" style:font-weight-asian="bold" style:font-size-complex="8pt" style:font-weight-complex="bold"/>
    </style:style>
    <style:style style:name="P41" style:family="paragraph" style:parent-style-name="Standard">
      <style:text-properties fo:font-variant="normal" fo:text-transform="none" fo:color="#666666" style:font-name="Helvetica Neue" fo:font-size="10pt" fo:letter-spacing="normal" fo:font-style="normal" fo:font-weight="bold" style:font-size-asian="10pt" style:font-weight-asian="bold" style:font-size-complex="10pt" style:font-weight-complex="bold"/>
    </style:style>
    <style:style style:name="P42" style:family="paragraph" style:parent-style-name="Standard">
      <style:paragraph-properties fo:margin-top="0in" fo:margin-bottom="0in" fo:line-height="115%"/>
      <style:text-properties style:font-name="Helvetica Neue"/>
    </style:style>
    <style:style style:name="P43" style:family="paragraph" style:parent-style-name="Standard">
      <style:paragraph-properties fo:margin-top="0in" fo:margin-bottom="0in" fo:line-height="115%"/>
      <style:text-properties fo:font-variant="normal" fo:text-transform="none" fo:color="#ececec" style:font-name="S hne" fo:font-size="9.05000019073486pt" fo:letter-spacing="normal" fo:font-style="normal" fo:font-weight="bold" style:font-weight-asian="bold" style:font-weight-complex="bold"/>
    </style:style>
    <style:style style:name="T1" style:family="text">
      <style:text-properties fo:font-variant="normal" fo:text-transform="none" fo:color="#1c1c1c" fo:letter-spacing="normal" fo:font-style="normal" fo:font-weight="bold" style:font-style-asian="normal" style:font-weight-asian="bold" style:font-style-complex="normal" style:font-weight-complex="bold"/>
    </style:style>
    <style:style style:name="T2"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333333" fo:letter-spacing="normal" fo:font-style="normal" style:font-style-asian="normal" style:font-style-complex="normal"/>
    </style:style>
    <style:style style:name="T4" style:family="text">
      <style:text-properties fo:font-variant="normal" fo:text-transform="none"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letter-spacing="normal" fo:font-style="normal" style:font-style-asian="normal" style:font-style-complex="normal"/>
    </style:style>
    <style:style style:name="T6" style:family="text">
      <style:text-properties fo:font-variant="normal" fo:text-transform="none" fo:letter-spacing="normal" fo:font-style="normal" fo:font-weight="bold" style:font-style-asian="normal" style:font-weight-asian="bold" style:font-style-complex="normal" style:font-weight-complex="bold"/>
    </style:style>
    <style:style style:name="T7" style:family="text">
      <style:text-properties fo:font-variant="normal" fo:text-transform="none" fo:letter-spacing="normal" fo:background-color="#ffffff"/>
    </style:style>
    <style:style style:name="T8" style:family="text">
      <style:text-properties fo:font-variant="normal" fo:text-transform="none" style:font-name="apple-system" fo:font-size="7.94999980926514pt" fo:letter-spacing="normal" fo:font-style="normal" fo:font-weight="normal"/>
    </style:style>
    <style:style style:name="T9" style:family="text">
      <style:text-properties fo:font-weight="normal" style:font-weight-asian="normal" style:font-weight-complex="normal"/>
    </style:style>
    <style:style style:name="T10" style:family="text">
      <style:text-properties fo:color="#666666"/>
    </style:style>
    <style:style style:name="T11" style:family="text">
      <style:text-properties fo:color="#666666" fo:font-size="8pt" style:font-size-asian="8pt" style:font-size-complex="8pt"/>
    </style:style>
    <style:style style:name="T12" style:family="text">
      <style:text-properties fo:color="#666666" style:font-name="Helvetica Neue" fo:font-size="8pt" style:font-size-asian="8pt" style:font-size-complex="8pt"/>
    </style:style>
    <style:style style:name="T13" style:family="text">
      <style:text-properties fo:color="#666666" fo:font-weight="bold" style:font-weight-asian="bold" style:font-weight-complex="bold"/>
    </style:style>
    <style:style style:name="T14" style:family="text">
      <style:text-properties fo:color="#333333" fo:font-size="10pt" fo:font-weight="bold" style:font-size-asian="10pt" style:font-weight-asian="bold" style:font-size-complex="10pt" style:font-weight-complex="bold"/>
    </style:style>
    <style:style style:name="T15" style:family="text">
      <style:text-properties fo:color="#333333" fo:font-size="10pt" style:font-size-asian="10pt" style:font-size-complex="10pt"/>
    </style:style>
    <style:style style:name="T16"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4">Detail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
            <text:p text:style-name="P3">Skills</text:p>
            <text:p text:style-name="P3"/>
            <text:p text:style-name="P3"/>
            <text:p text:style-name="P3"/>
            <text:p text:style-name="P3"/>
            <text:p text:style-name="P3"/>
            <text:p text:style-name="P17"><text:line-break/>Employment Histo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line-break/></text:p>
            <text:p text:style-name="P15"/>
            <text:p text:style-name="P15"/>
            <text:p text:style-name="P15"><text:soft-page-break/></text:p>
            <text:p text:style-name="P15"/>
            <text:p text:style-name="P15">Education</text:p>
            <text:p text:style-name="P14"/>
            <text:p text:style-name="P14"/>
            <text:p text:style-name="P14"/>
            <text:p text:style-name="P14">Professional Development</text:p>
            <text:p text:style-name="P14"/>
            <text:p text:style-name="P14"/>
            <text:p text:style-name="P14"/>
            <text:p text:style-name="P14"/>
            <text:p text:style-name="P15">Patents</text:p>
          </table:table-cell>
          <table:table-cell office:value-type="string">
            <text:p text:style-name="P14">Austin, TX</text:p>
            <text:p text:style-name="P10"><text:span text:style-name="T10">202.271.5700</text:span> <text:a xlink:type="simple" xlink:href="https://qbi11y.github.io/portfolio" text:style-name="Internet_20_link" text:visited-style-name="Visited_20_Internet_20_Link">https://qbi11y.github.io/portfolio</text:a> <text:a xlink:type="simple" xlink:href="mailto:thompsonjamesquillan@gmail.com" text:style-name="Internet_20_link" text:visited-style-name="Visited_20_Internet_20_Link">thompsonjamesquillan@gmail.com</text:a></text:p>
            <text:p text:style-name="P10"/>
            <text:p text:style-name="P11">James Q. Thompson, <text:span text:style-name="T9">Solutions Architect</text:span></text:p>
            <text:p text:style-name="P13"/>
            <text:p text:style-name="P1"><text:span text:style-name="Emphasis"><text:span text:style-name="T2">Aspiring Solutions Architect, seeking to leverage my skills and 12+ years of experience in UX design, development, and design thinking to drive strategic solutions for clients. Adept at collaborating with cross-functional teams and driving organizational efficiency. Eager to apply my user-centric approach and problem-solving skills to excel in a Solutions Architect role, guiding clients towards optimal solutions that marry trechnology with business objectives.</text:span></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able:table table:name="Table2" table:style-name="Table2">
              <table:table-column table:style-name="Table2.A" table:number-columns-repeated="3"/>
              <table:table-row>
                <table:table-cell office:value-type="string">
                  <text:p text:style-name="P12">AI/ML</text:p>
                </table:table-cell>
                <table:table-cell office:value-type="string">
                  <text:p text:style-name="P12">Creative Cloud</text:p>
                </table:table-cell>
                <table:table-cell office:value-type="string">
                  <text:p text:style-name="P12">CSS</text:p>
                </table:table-cell>
              </table:table-row>
              <table:table-row>
                <table:table-cell office:value-type="string">
                  <text:p text:style-name="P12">Design Thinking</text:p>
                </table:table-cell>
                <table:table-cell office:value-type="string">
                  <text:p text:style-name="P12">Figma</text:p>
                </table:table-cell>
                <table:table-cell office:value-type="string">
                  <text:p text:style-name="P12">MongoDB</text:p>
                </table:table-cell>
              </table:table-row>
              <table:table-row>
                <table:table-cell office:value-type="string">
                  <text:p text:style-name="P12">Node.js</text:p>
                </table:table-cell>
                <table:table-cell office:value-type="string">
                  <text:p text:style-name="P12">Python</text:p>
                </table:table-cell>
                <table:table-cell office:value-type="string">
                  <text:p text:style-name="P12">React.js</text:p>
                </table:table-cell>
              </table:table-row>
              <table:table-row>
                <table:table-cell office:value-type="string">
                  <text:p text:style-name="P12">SQL</text:p>
                </table:table-cell>
                <table:table-cell office:value-type="string">
                  <text:p text:style-name="P12">Shell scripting</text:p>
                </table:table-cell>
                <table:table-cell office:value-type="string">
                  <text:p text:style-name="P12">UX Design</text:p>
                </table:table-cell>
              </table:table-row>
              <table:table-row table:style-name="Table2.5">
                <table:table-cell office:value-type="string">
                  <text:p text:style-name="P9"/>
                </table:table-cell>
                <table:table-cell office:value-type="string">
                  <text:p text:style-name="P9"/>
                </table:table-cell>
                <table:table-cell office:value-type="string">
                  <text:p text:style-name="P9"/>
                </table:table-cell>
              </table:table-row>
            </table:table>
            <text:p text:style-name="P7"/>
            <text:p text:style-name="P4"><text:span text:style-name="T14">Sr. Design Technologist</text:span><text:span text:style-name="T15"> at IBM<text:line-break/></text:span><text:span text:style-name="T11">Sep 2019 – May 2023</text:span></text:p>
            <text:p text:style-name="P4"><text:span text:style-name="T11">developed prototypes that were used to gather user feedback</text:span></text:p>
            <text:p text:style-name="P4"><text:span text:style-name="T11">developed component playground that accelerated adoption</text:span></text:p>
            <text:p text:style-name="P4"><text:span text:style-name="T11">developed utiltity that allowed devs to place predictive models in prototypes wiouth knowledge of ML within 10 mins</text:span></text:p>
            <text:p text:style-name="P4"><text:span text:style-name="T11">developed interactive SVG </text:span></text:p>
            <text:p text:style-name="P4"><text:span text:style-name="T11"/></text:p>
            <text:p text:style-name="P4"><text:span text:style-name="T11">Collaborated with designers to develop React prototypes resulting in reduced time to market due to clearer feedback gathered from interactive prototypes</text:span></text:p>
            <text:p text:style-name="P43"><text:span text:style-name="T11">Collaborated with a cross-functional team to develop React prototypes, leading to a reduction in time to market through improved feedback gathered from interactive prototypes.</text:span></text:p>
            <text:p text:style-name="P4"><text:span text:style-name="T11"/></text:p>
            <text:p text:style-name="P4"><text:span text:style-name="T11">Spearheaded development of interactive component playground built in React to bring the component library to life resulting in an adoption increase of 30%</text:span></text:p>
            <text:p text:style-name="P43"><text:span text:style-name="T11">Led the development of an interactive component playground in React, driving a 30% increase in adoption of the component library.</text:span></text:p>
            <text:p text:style-name="P4"><text:span text:style-name="T11"/></text:p>
            <text:p text:style-name="P4"><text:span text:style-name="T11">Pioneered automation method to allow front-end developers to inject predictive AI/ML models into prototypes in less than 10 mins allowing teams to get more engagement and funding from leadership.</text:span></text:p>
            <text:p text:style-name="P35"><text:span text:style-name="T12">Pioneered an automation method enabling front-end developers to seamlessly integrate predictive AI/ML models into prototypes in under 10 minutes. This led to increased engagement and funding from leadership.</text:span></text:p>
            <text:p text:style-name="P4"><text:span text:style-name="T11"/></text:p>
            <text:p text:style-name="P4"><text:span text:style-name="T11">Led the development and deployment of a responsive website with dynamic animated SVG that visualized the growth of the converged pattern library while navigating unclear requirements and short deadline resutling in assets being delivered <text:s/>ahead of schedule allowing cross-functional teams to promply visualize the growth of the converged pattern library</text:span></text:p>
            <text:p text:style-name="P43"><text:span text:style-name="T11">Led the development and deployment of a responsive website featuring dynamic animated SVG, effectively visualizing the growth of the converged pattern library. Navigated unclear requirements and met a short deadline, resulting in the early delivery of assets. This allowed cross-functional teams to visualize the expansion of the converged pattern library at a glance.</text:span></text:p>
            <text:p text:style-name="P4"><text:span text:style-name="T11">Situation – converge multiple pattern libraries under one umbrella on a short deadline and unclear requirements</text:span></text:p>
            <text:p text:style-name="P4"><text:span text:style-name="T11">Task – Developed animated SVG and deployed site</text:span></text:p>
            <text:p text:style-name="P4"><text:span text:style-name="T11">Action – Educated myself on animating SVGs and led the development of animated SVG that dynamically visualized the growth of the library and deployed the SVG to production</text:span></text:p>
            <text:p text:style-name="P4"><text:span text:style-name="T11">Result – Delivered responsive web deployment ahead of schedule that allowed leadership to promptly see the growth of the pattern library </text:span></text:p>
            <text:p text:style-name="P4"><text:span text:style-name="T11"/></text:p>
            <text:p text:style-name="P4"><text:span text:style-name="T11">Situation - Designers needed prototypes to capture user feedback</text:span></text:p>
            <text:p text:style-name="P4"><text:soft-page-break/><text:span text:style-name="T11">Task - Developed React prototypes</text:span></text:p>
            <text:p text:style-name="P4"><text:span text:style-name="T11">Action - Worked with design team to determine most valuable features to include in prototypes</text:span></text:p>
            <text:p text:style-name="P4"><text:span text:style-name="T11">Result – Designers were able to receive clearer feedback from users reducing time to market by eliminating the need to go back to users as with static paper prototypes</text:span></text:p>
            <text:p text:style-name="P4"><text:span text:style-name="T11"/></text:p>
            <text:p text:style-name="P4"><text:span text:style-name="T11">Situation – Our design system wasn't being well-received therefore adoption was low</text:span></text:p>
            <text:p text:style-name="P4"><text:span text:style-name="T11">Task – Bring life to the component library</text:span></text:p>
            <text:p text:style-name="P4"><text:span text:style-name="T11">Action – Spearheaded developmenr of component playground that allowed designers and developers ability to see how components interacted with each other in real-time.</text:span></text:p>
            <text:p text:style-name="P4"><text:span text:style-name="T11">Result – Design component library adoption increased ~50%</text:span></text:p>
            <text:p text:style-name="P4"><text:span text:style-name="T11"/></text:p>
            <text:p text:style-name="P4"><text:span text:style-name="T11">Situation – There was a constant ask for more AI/ML in products</text:span></text:p>
            <text:p text:style-name="P4"><text:span text:style-name="T11">Task – Figure out how to help FEDs include Ai/ML in prototypes</text:span></text:p>
            <text:p text:style-name="P4"><text:span text:style-name="T11">Action – Pioneered method to allow FEDs to inject ML models into prototypes in less than 10 mins by developing a utilitiy that generated a predictive model based on structed data input.</text:span></text:p>
            <text:p text:style-name="P4"><text:span text:style-name="T11">Result – FEDs began using utility to inject predictive models into prototypes leading to more engagement and funding from leadership. </text:span></text:p>
            <text:list xml:id="list6490895212557328259" text:style-name="L1">
              <text:list-item>
                <text:p text:style-name="P32">Collaborated with design and engineering executives leading to the identification and implementation of 3 product opportunities that helped drive AI further into IBM products.</text:p>
              </text:list-item>
              <text:list-item>
                <text:p text:style-name="P33">Orchestrated the configuration of cloud resources for the deployment of web applications, simultaneously elevating DevOps proficiency. Contributed to and sustained an internal design system, showcasing a multifaceted skill set that seamlessly blends UX design with technological acumen.</text:p>
              </text:list-item>
              <text:list-item>
                <text:p text:style-name="P32">Wire framed and coded React prototypes to communicate designs to users and executive leadership that led to focused initiatives, funding and resources.</text:p>
              </text:list-item>
              <text:list-item>
                <text:p text:style-name="P33">Pioneered and executed transformative initiatives to automate internal design processes, empowering developers and designers to effortlessly integrate predictive AI/ML models into prototypes within a swift 10-minute timeframe. Achieved a 100% accuracy rate in guaranteeing the real-time relevance of design assets.</text:p>
              </text:list-item>
            </text:list>
            <text:p text:style-name="P16"/>
            <text:p text:style-name="P5"><text:span text:style-name="T16">Lead UX Designer</text:span> at IBM</text:p>
            <text:p text:style-name="P37">Nov 2016 – Sep 2019</text:p>
            <text:p text:style-name="P37">used design thinking to redesign vm purchase and configuration flow</text:p>
            <text:p text:style-name="P37">Situation – VM configuration and subscription flow needed to be redesigned for the transition to IBM Cloud </text:p>
            <text:p text:style-name="P37">Task – Redesign the VM configuration and subscription flows</text:p>
            <text:p text:style-name="P37">Action – Used design thinking methodology, knowledge of the cloud space and user research data <text:s/>to redesign the VM configuration and subscription workflows</text:p>
            <text:p text:style-name="P37">Result – Conversion rates increased ~20%</text:p>
            <text:p text:style-name="P37">Used design thinking methodology, knowledge of cloud space and user research data to redesign the VM configuration and subscription workflows resukting in a ~25 increase in conversion rates</text:p>
            <text:p text:style-name="P40">Utilized design thinking methodology, cloud space expertise, and insights from user research data to revamp VM configuration and subscription workflows. Achieved a significant ~25% increase in conversion rates.</text:p>
            <text:p text:style-name="P40"/>
            <text:p text:style-name="P37">streamlined the process to getting prototypes host for designers.</text:p>
            <text:p text:style-name="P37">Situation – Designers were facing delays getting prototypes hosted due to a reliance on engineering</text:p>
            <text:p text:style-name="P37">Task – Define a process to efficiently host prototypes without involving engineering</text:p>
            <text:p text:style-name="P37">Action – Learned about devops to understand how to deploy prototypes to IBM Cloud, created and documented processes that would allow designers to host theiir prototypes</text:p>
            <text:p text:style-name="P37">Results – Designers were able to host prototypes in the IBM Cloud in less than an hour and without involving engineering reducing time to deployment by days</text:p>
            <text:p text:style-name="P37">Defined a design organization process to allow designers to host interactive prototypes on IBM Cloud resutling in a <text:soft-page-break/>reduction in hosting delays from days and weeks to hours as there was no loinger a reliance on engineering</text:p>
            <text:p text:style-name="P40">Established a streamlined design organization process enabling designers to independently host interactive prototypes on IBM Cloud. Reduced hosting delays from days and weeks to hours by eliminating reliance on engineering.</text:p>
            <text:p text:style-name="P37">Situation – Designers were frequently presenting designs that had out of date design components</text:p>
            <text:p text:style-name="P37">Task – Define a solution that would keep designers up to date </text:p>
            <text:p text:style-name="P37">Action – Designed and developed easy to install CLI utllity that updated library components when a designer logged into machine.</text:p>
            <text:p text:style-name="P37">Results – Drastic reduction in designers presenting out of date components leading to more organizational design alignment <text:s/></text:p>
            <text:p text:style-name="P37">Designed and developed CLI utility that kept designers aligned with the latest library components resulting in organizational design aligment</text:p>
            <text:p text:style-name="P40">Designed and developed a CLI utility to ensure continuous alignment of designers with the latest library components, contributing to organizational design alignment.</text:p>
            <text:p text:style-name="P37"/>
            <text:p text:style-name="P37">Increased organizational efficiency by developing a utility that ensured designers stay sycned with most recent version of design system</text:p>
            <text:list xml:id="list963498925" text:continue-numbering="true" text:style-name="L1">
              <text:list-item>
                <text:p text:style-name="P25">Lead design effort to redesign VM purchase and configuration workflow, leading to ~20% increase in conversion rates.</text:p>
              </text:list-item>
              <text:list-item>
                <text:p text:style-name="P25">Used React prototypes to enhance and communicate designs to engineering team resulting in reduction in development time by weeks.</text:p>
              </text:list-item>
              <text:list-item>
                <text:p text:style-name="P30">Utilizing my expertise in configuring and deploying IBM Cloud resources, I successfully streamlined the hosting process for numerous prototypes, catering to clients and executives.C This resulted in accelerated project timelines without imposing any strain on engineering resources.</text:p>
              </text:list-item>
              <text:list-item>
                <text:p text:style-name="P31">Identifying the challenge of designers grappling with outdated design components, I initiated the developed of a CLI utility. This tool guaranteed designers access to the latest design components, preventing disruptions in presentations caused by outdated elements. The result: sustained focus on the task at hand, ensuring seamless collaboration and optimal user experiences.</text:p>
              </text:list-item>
              <text:list-item>
                <text:p text:style-name="P25">Facilitated design thinking workshops that helped design teams understand the problem space and develop user personas.</text:p>
              </text:list-item>
            </text:list>
            <text:p text:style-name="P23"/>
            <text:p text:style-name="P19"><text:span text:style-name="T14">Design Manager</text:span><text:span text:style-name="T15"> at Gravitant</text:span></text:p>
            <text:p text:style-name="P24">Aug 2014-Nov 2016</text:p>
            <text:p text:style-name="P24"/>
            <text:p text:style-name="P24">Situation – Engineering led start up needed a modern UX to enhance product offering</text:p>
            <text:p text:style-name="P24">Task – Lead and grow the design team with a focus on enhancing user experience </text:p>
            <text:p text:style-name="P24">Action – Educated leadership on importance of design process and modern web technologies, Conceptualized user exerienced strategy and managed design resources to implement </text:p>
            <text:p text:style-name="P24">Result – Secured $500k in funding to build out modern user experience; Modern UX which led to 30% increase in adoption and acquistion by IBM</text:p>
            <text:p text:style-name="P24"/>
            <text:p text:style-name="P24">Conceptualized user experience strategy and managed resources to execute the strategy which led to a 30% increase in adoption and acquisition by IBM</text:p>
            <text:p text:style-name="P39">Developed a user experience strategy and efficiently managed resources to execute the plan, resulting in a notable 30% increase in adoption and the subsequent acquisition by IBM.</text:p>
            <text:p text:style-name="P24">Educated leadership on design process and modern web technologies resulting in securing $500k <text:s/>in funding to build out modern user experience</text:p>
            <text:p text:style-name="P39">Educated leadership on the design process and modern web technologies, resulting in the successful securing of $500k in funding for the development of a modern user experience.</text:p>
            <text:p text:style-name="P24">Situation – Cloud brokerage platform needed a modern user interface </text:p>
            <text:p text:style-name="P24">Task – Redesign user interface to use modern web tecnologies to allow for responsive web application</text:p>
            <text:p text:style-name="P24">Action – Collaborated with cross functional teams to lead the design effort to redesign <text:s/>cloud brokerage plaform to have modern visuals and use modern web technologies.</text:p>
            <text:p text:style-name="P24">Result – Modern responsive web application </text:p>
            <text:p text:style-name="P24"><text:soft-page-break/>Collaborated with cross functional teams to lead design effort to redesign the enterprise class cloud brokerage platform to use modern web technologies and modern visuals to deliver a responsive web experience that was a part of successful acquisition by IBM</text:p>
            <text:p text:style-name="P39">Collaborated with cross-functional teams to lead the redesign of the enterprise-class cloud brokerage platform, incorporating modern web technologies and visuals. Contributed to the creation of a responsive web experience integral to the successful acquisition by IBM.</text:p>
            <text:p text:style-name="P24"/>
            <text:p text:style-name="P24">Situation – Proprietary backend needed a user interface in order to be brought to market</text:p>
            <text:p text:style-name="P24">Task – Design a user interface with a delightful user experience</text:p>
            <text:p text:style-name="P24">Action – Armed with user data, <text:s/>led team of 5 designers and several engineers to design and implement user experience for application. </text:p>
            <text:p text:style-name="P24">Resutls – Delivered application ontime and under budget allowing product to be brough to market on schedule lbeing a part of the successful acquisition by IBM</text:p>
            <text:p text:style-name="P24"/>
            <text:p text:style-name="P24">Led team of 5 designers and several engineers to design and implement user experience for large scale enterrpise application that was delivered on time and under budget allowing product to be brough to market on schedule and being a part of successful acquisition by IBM</text:p>
            <text:p text:style-name="P39">Led a team of 5 designers and multiple engineers in designing and implementing the user experience for a large-scale enterprise application. Successfully delivered the project on time and under budget, contributing to the product being brought to market on schedule and playing a vital role in the successful acquisition by IBM.</text:p>
            <text:p text:style-name="P24"/>
            <text:p text:style-name="P24">Situation – Current product's user interface was outdated</text:p>
            <text:p text:style-name="P24">Task – Update the product with modern visuals</text:p>
            <text:p text:style-name="P24">Action – Led team of 3 designers to create modern design language to be applied to product to modernize the user interface </text:p>
            <text:p text:style-name="P24">Result – Modernized user interface and a first version of a design language</text:p>
            <text:p text:style-name="P24"/>
            <text:p text:style-name="P24">Led team of 3designers to create modern design language that was applied to productt offering modernizing the user interface and generating the first version of a design language</text:p>
            <text:p text:style-name="P39">Led a team of 3 designers to develop a modern design language, which was implemented in product offerings, modernizing the user interface and creating the initial version of a design language.</text:p>
            <text:p text:style-name="P24"><text:span text:style-name="T8">Built and delivered two Enterprise class products to the market that focused on Enterprise transformation to a Hybrid IT as a Service model. Steered the company and the product from initial stages through Series A and B funding, and successful acquisition by IBM. Worked with several early adopter transformational customers across Large Enterprises, SIs, Solution Providers, and State Government Agencies.</text:span><text:span text:style-name="T7"> </text:span></text:p>
            <text:p text:style-name="P20"/>
            <text:list xml:id="list3837943473152234288" text:style-name="L2">
              <text:list-item>
                <text:p text:style-name="P26">Spearheaded team that designed and developed platform that resulted in customers to reducing budget overruns by ~30% (Platform was crown jewel in acquisition).</text:p>
              </text:list-item>
              <text:list-item>
                <text:p text:style-name="P26">Engaged with executives and architects to build a cloud brokerage platform user experience strategy.</text:p>
              </text:list-item>
              <text:list-item>
                <text:p text:style-name="P26">Created full-stack responsive interactive wireframe prototypes the helped the sales team close deals.</text:p>
              </text:list-item>
              <text:list-item>
                <text:p text:style-name="P26">Created scenarios used to generate compelling cloud brokerage use cases.</text:p>
              </text:list-item>
              <text:list-item>
                <text:p text:style-name="P26">Engaged with architects and developers to implement proper front-end technologies and a reusable component library.</text:p>
              </text:list-item>
            </text:list>
            <text:p text:style-name="P18"/>
            <text:p text:style-name="P21"><text:span text:style-name="T16">Lead User Experience Designer</text:span> at RxNetwork</text:p>
            <text:p text:style-name="P24">Feb 2014 – July 2014</text:p>
            <text:p text:style-name="P24"/>
            <text:p text:style-name="P24">Situation - <text:s/>Small startup needed user interface for product</text:p>
            <text:p text:style-name="P24">Task – Design user interface for web application\</text:p>
            <text:p text:style-name="P24">Action – Collaborated with enginnering and designed responsive web interface </text:p>
            <text:p text:style-name="P24">result – Responsive web interface and resuable visual elements</text:p>
            <text:p text:style-name="P24">Collaborated with engineeing to design responsive web interface that resulted in timely delivery of interface and resusualb evisual elements and interaction patterns</text:p>
            <text:p text:style-name="P39">Collaborated with engineering to design and deliver a responsive web interface on schedule. Developed reusable visual elements and interaction patterns, enhancing overall project efficiency.</text:p>
            <text:p text:style-name="P20"/>
            <text:list xml:id="list4058178883432837979" text:style-name="L3">
              <text:list-item>
                <text:p text:style-name="P27">Design healthcare-focused mobile and web applications.</text:p>
              </text:list-item>
              <text:list-item>
                <text:p text:style-name="P27">Execute and evangelize design strategy.</text:p>
              </text:list-item>
              <text:list-item>
                <text:p text:style-name="P27">Create scenarios used to generate compelling use cases.</text:p>
              </text:list-item>
              <text:list-item>
                <text:p text:style-name="P27">Engage with executives to ensure designs provide value to users and address business <text:soft-page-break/>cases.</text:p>
              </text:list-item>
              <text:list-item>
                <text:p text:style-name="P27">Engage with the development team to ensure accurate design implementation.</text:p>
              </text:list-item>
            </text:list>
            <text:p text:style-name="P18"/>
            <text:p text:style-name="P21"><text:span text:style-name="T16">Principal Interaction Designer</text:span> at Dell</text:p>
            <text:p text:style-name="P24">Aug 2011 – Feb 2014</text:p>
            <text:p text:style-name="P24"/>
            <text:p text:style-name="P24">Situation – Lacked clear requirements for protoypes</text:p>
            <text:p text:style-name="P24">Task – Develop and document process for user-research prototypes</text:p>
            <text:p text:style-name="P24">Actions – Developed and documented repeatable process to create dynamic data-driven prototypes for use in user research activites</text:p>
            <text:p text:style-name="P24">Result – Documented process that allowed a designer to genrate a simple prototype for user-research</text:p>
            <text:p text:style-name="P24"/>
            <text:p text:style-name="P24">Developed and documented process to create dynamic data-driven prototypes that allowed designers to generate prototypes for user-research without having to utilize engineering resources. </text:p>
            <text:p text:style-name="P39">Developed and documented a process for creating dynamic data-driven prototypes, enabling designers to generate prototypes for user research independently, reducing reliance on engineering resources.</text:p>
            <text:p text:style-name="P24">Situation – Launch converged infrastructure application</text:p>
            <text:p text:style-name="P24">Task – Conduct user research and generate workflows for converged infrastructre</text:p>
            <text:p text:style-name="P24">Actions – Collaborated with engineering to acquire business use cases, conducted user research using interactive prototypes and used findings to influence user workflows and overall user experience</text:p>
            <text:p text:style-name="P24">Results - </text:p>
            <text:p text:style-name="P24"/>
            <text:p text:style-name="P24">Collaborated with engineering to acquire business use cases, conducted user research using interactive prototypes and used findings to influence user workflows and overall user experience that lead to successful product launch on schedule</text:p>
            <text:p text:style-name="P41">Collaborated with engineering to obtain business use cases, conducted user research using interactive prototypes, and leveraged findings to enhance user workflows and overall user experience. Contributed to the successful on-schedule launch of the product.</text:p>
            <text:p text:style-name="P20"/>
            <text:list xml:id="list4752949707766224409" text:style-name="L4">
              <text:list-item>
                <text:p text:style-name="P28">Designed compelling user interfaces for converged infrastructure management software. </text:p>
              </text:list-item>
              <text:list-item>
                <text:p text:style-name="P28">Created functional prototypes, wireframes, click-throughs, and mockups.</text:p>
              </text:list-item>
              <text:list-item>
                <text:p text:style-name="P28">Participated in user research efforts to gain a better understanding of users to ensure the delivery of optimal user experience.</text:p>
              </text:list-item>
              <text:list-item>
                <text:p text:style-name="P28">Engaged with Marketing and Engineering to translate business needs into product features.</text:p>
              </text:list-item>
              <text:list-item>
                <text:p text:style-name="P28">Built relationships with stakeholders outside of the design group to ensure user feedback is applied to the product offerings.</text:p>
              </text:list-item>
            </text:list>
            <text:p text:style-name="P18"/>
            <text:p text:style-name="P21"><text:span text:style-name="T16">User Experience Manager</text:span> at HP</text:p>
            <text:p text:style-name="P24">Jun 2008 – Aug 2011</text:p>
            <text:p text:style-name="P24"/>
            <text:p text:style-name="P24">Situation – Create a better experience for enterprise server management</text:p>
            <text:p text:style-name="P24">Task – Understand current server management environment find opportunities to improve user experience</text:p>
            <text:p text:style-name="P24">Action – Collaborated with various engineering groups to understand the enterprise server management landscape and mangaged design resources to develop proof of concept</text:p>
            <text:p text:style-name="P24">Result - <text:s/>Proof of concepts were effective in convincing leadership to inverst $250k to investigate deeper.</text:p>
            <text:p text:style-name="P24"/>
            <text:p text:style-name="P24">Collaborated with various engineering groups to understand the enterprise server management landscape to understand areas to enhance the user experience and built proof of concepts that were used to convince leadership to invest $250k for more robust proof of concecpt. Larger proof of concept lead to underpinnings of what is now HPOne</text:p>
            <text:p text:style-name="P39">Collaborated with diverse engineering groups to assess and enhance the enterprise server management landscape. Developed proof of concepts, securing a $250k investment for an expanded initiative that laid the foundation for HPOne.</text:p>
            <text:p text:style-name="P38"/>
            <text:list xml:id="list3758936241397744576" text:style-name="L5">
              <text:list-item>
                <text:p text:style-name="P29">Defined and managed overall user experience strategy for enterprise &amp; SMB software applications.</text:p>
              </text:list-item>
              <text:list-item>
                <text:p text:style-name="P29">Created user scenarios functional prototypes, wireframes, click-throughs, and mockups.</text:p>
              </text:list-item>
              <text:list-item>
                <text:p text:style-name="P29">Initiated and participated in contextual customer research to assist in gathering requirements and use cases.</text:p>
              </text:list-item>
              <text:list-item>
                <text:p text:style-name="P29"><text:soft-page-break/>Led design efforts and managed tactical user interface work for enterprise touchscreen displays.</text:p>
              </text:list-item>
              <text:list-item>
                <text:p text:style-name="P29">Effectively managed budgets ranging from $75k - $750k and large-scale projects <text:line-break/>(5-7 person teams).</text:p>
              </text:list-item>
            </text:list>
            <text:p text:style-name="P2"><text:span text:style-name="Emphasis"><text:span text:style-name="T6">Bachelor of Environmental Design in Architecture, North Carolina State University</text:span></text:span></text:p>
            <text:p text:style-name="P2"><text:span text:style-name="Emphasis"><text:span text:style-name="T6">Bachelor of Environmental Design in Architecture, North Carolina State University</text:span></text:span></text:p>
            <text:p text:style-name="P2"><text:span text:style-name="Emphasis"><text:span text:style-name="T6"/></text:span></text:p>
            <text:p text:style-name="P22">Data Engineering w/ SQL and AWS</text:p>
            <text:p text:style-name="P22">University of Texas at Austin Data Analytics Certification</text:p>
            <text:p text:style-name="P6"><text:span text:style-name="Emphasis"><text:span text:style-name="T5">Makersquare Front-End Development</text:span></text:span></text:p>
            <text:p text:style-name="P6"><text:span text:style-name="Emphasis"><text:span text:style-name="T4"/></text:span></text:p>
            <text:p text:style-name="P8"><text:span text:style-name="Emphasis"><text:span text:style-name="T1">Cradle for portable server monitor</text:span></text:span><text:span text:style-name="Emphasis"><text:span text:style-name="T6"><text:line-break/></text:span></text:span><text:span text:style-name="Emphasis"><text:span text:style-name="T3">A physical housing for a digital server offering</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299in" fo:margin-bottom="0.6902in" fo:margin-left="0.3299in" fo:margin-right="0.5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1-30T16:04:00</meta:creation-date>
    <dc:date>2024-03-10T10:51:50</dc:date>
    <dc:creator>James Thompson</dc:creator>
    <meta:editing-duration>P15DT20H14S</meta:editing-duration>
    <meta:editing-cycles>11</meta:editing-cycles>
    <meta:generator>OpenOffice/4.1.15$Unix OpenOffice.org_project/4115m2$Build-9813</meta:generator>
    <meta:document-statistic meta:table-count="2" meta:image-count="0" meta:object-count="0" meta:page-count="6" meta:paragraph-count="169" meta:word-count="2775" meta:character-count="18871"/>
  </office:meta>
</office:document-meta>
</file>